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3d9d" officeooo:paragraph-rsid="00103d9d"/>
    </style:style>
    <style:style style:name="P2" style:family="paragraph" style:parent-style-name="Standard">
      <style:text-properties officeooo:rsid="00103d9d" officeooo:paragraph-rsid="001222f6"/>
    </style:style>
    <style:style style:name="P3" style:family="paragraph" style:parent-style-name="Standard" style:list-style-name="L1">
      <style:text-properties officeooo:rsid="00103d9d" officeooo:paragraph-rsid="001222f6"/>
    </style:style>
    <style:style style:name="P4" style:family="paragraph" style:parent-style-name="Standard" style:list-style-name="L1">
      <style:text-properties officeooo:rsid="001222f6" officeooo:paragraph-rsid="001222f6"/>
    </style:style>
    <style:style style:name="P5" style:family="paragraph" style:parent-style-name="Standard">
      <style:text-properties officeooo:rsid="001222f6" officeooo:paragraph-rsid="001222f6"/>
    </style:style>
    <style:style style:name="P6" style:family="paragraph" style:parent-style-name="Standard">
      <style:text-properties officeooo:rsid="0012236d" officeooo:paragraph-rsid="0012236d"/>
    </style:style>
    <style:style style:name="P7" style:family="paragraph" style:parent-style-name="Standard" style:list-style-name="L2">
      <style:text-properties officeooo:rsid="0012236d" officeooo:paragraph-rsid="0012236d"/>
    </style:style>
    <style:style style:name="P8" style:family="paragraph" style:parent-style-name="Standard" style:list-style-name="L2">
      <style:text-properties officeooo:rsid="00140457" officeooo:paragraph-rsid="00140457"/>
    </style:style>
    <style:style style:name="T1" style:family="text">
      <style:text-properties officeooo:rsid="001222f6"/>
    </style:style>
    <style:style style:name="T2" style:family="text">
      <style:text-properties officeooo:rsid="0014045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 de visibilidad</text:p>
      <text:p text:style-name="P1"/>
      <text:p text:style-name="P2">Durante el inicio de la pandemia <text:span text:style-name="T1">las micro empresas o <text:s/>negocios informales </text:span><text:span text:style-name="T2">h</text:span><text:span text:style-name="T1">a</text:span><text:span text:style-name="T2">n</text:span><text:span text:style-name="T1"> parado sus operaciones, muchas veces trabajando en la clandestinidad o como poco margen de venta, los casos estudiados fueron:</text:span></text:p>
      <text:p text:style-name="P2"/>
      <text:list xml:id="list1289071326" text:style-name="L1">
        <text:list-item>
          <text:p text:style-name="P3"><text:span text:style-name="T1">tienda de barrios <text:s/></text:span></text:p>
        </text:list-item>
        <text:list-item>
          <text:p text:style-name="P4">vendedores informales </text:p>
        </text:list-item>
        <text:list-item>
          <text:p text:style-name="P4">bares o vendedores ambulantes de comida</text:p>
        </text:list-item>
      </text:list>
      <text:p text:style-name="P5"/>
      <text:p text:style-name="P6">Las principales dificultades que poseen los locales o personas son las que se muestran en las siguiente lista :</text:p>
      <text:list xml:id="list164525103" text:style-name="L2">
        <text:list-item>
          <text:p text:style-name="P7">poca o nula visibilidad al publico</text:p>
        </text:list-item>
        <text:list-item>
          <text:p text:style-name="P7">poco o nulo capacidad de mandar los productos </text:p>
        </text:list-item>
        <text:list-item>
          <text:p text:style-name="P7">poco margen de ganancia ante el uso de terceros para el transporte de productos </text:p>
        </text:list-item>
        <text:list-item>
          <text:p text:style-name="P8">poca confianza por parte de los cliente ante la compra de productos o servicios no acordados de manera personal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21:50:15.301000000</meta:creation-date>
    <dc:date>2021-02-07T22:20:30.047000000</dc:date>
    <meta:editing-duration>PT9M54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0" meta:word-count="119" meta:character-count="705" meta:non-whitespace-character-count="596"/>
  </office:meta>
</office:document-meta>
</file>